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75799906709368778" text:style-name="L1">
        <text:list-item>
          <text:p text:style-name="P1"><text:bookmark-start text:name="__RefNumPara__9_2052732739"/>A list item<text:bookmark-end text:name="__RefNumPara__9_2052732739"/></text:p>
        </text:list-item>
      </text:list>
      <text:p text:style-name="Standard"><text:reference-mark-start text:name="an anchor"/>Some text<text:reference-mark-end text:name="an anchor"/>.</text:p>
      <text:h text:style-name="Heading_20_1" text:outline-level="1"><text:bookmark-start text:name="__RefHeading__11_2052732739"/>A header<text:bookmark-end text:name="__RefHeading__11_2052732739"/></text:h>
      <text:p text:style-name="Standard">A reference to <text:reference-ref text:reference-format="text" text:ref-name="an anchor">Some text</text:reference-ref>, <text:bookmark-ref text:reference-format="text" text:ref-name="__RefNumPara__9_2052732739">A list item</text:bookmark-ref> and <text:bookmark-ref text:reference-format="text" text:ref-name="__RefHeading__11_2052732739">A header</text:bookmark-ref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de" fo:country="D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Linnemann</meta:initial-creator>
    <meta:creation-date>2015-03-01T17:26:12.31</meta:creation-date>
    <dc:date>2015-06-09T16:43:17.49</dc:date>
    <dc:creator>Martin Linnemann</dc:creator>
    <meta:editing-duration>PT14M39S</meta:editing-duration>
    <meta:editing-cycles>4</meta:editing-cycles>
    <meta:generator>OpenOffice/4.0.1$Win32 OpenOffice.org_project/401m5$Build-9714</meta:generator>
    <meta:document-statistic meta:table-count="0" meta:image-count="0" meta:object-count="0" meta:page-count="1" meta:paragraph-count="4" meta:word-count="18" meta:character-count="80"/>
  </office:meta>
</office:document-meta>
</file>